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ð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uvirnituq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Ust-Ilimsk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e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Gdy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Juketau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Wasca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Marathon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Antwerpen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yo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Bytown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Chishinau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Sarqa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Mudanj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Peoria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zz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Bo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Mgolo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Tong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Kom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Gadir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ush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Lidi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Meybod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Gyan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Tset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Yuz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h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Al-Rutbah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Shus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sargad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Amun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Tamuk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Asrir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Umu Aleasa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unvarano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Nandivardhan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Gundam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Thinsawanargara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Guet Nda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Kolda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K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Garoowe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Bals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u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Kajiad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Itchyma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I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Lu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Ciudad del Este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Durban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Whangarei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East London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Wollongong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Whanganui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Te Whanganui-a-Tara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27T16:50:53.457000000</dc:date>
    <meta:editing-duration>P3DT6H12M22S</meta:editing-duration>
    <meta:editing-cycles>100</meta:editing-cycles>
    <meta:document-statistic meta:table-count="1" meta:cell-count="4845" meta:object-count="0"/>
  </office:meta>
</office:document-meta>
</file>